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BeanExportBeanDefinitionParser.parseInternal( Element element , ParserContext parser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MBeanExportBeanDefinitionParser.resolveId( Element element , AbstractBeanDefinition definition , ParserContext parser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